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1c749" officeooo:paragraph-rsid="0011c749" style:font-size-asian="22pt" style:font-size-complex="22pt"/>
    </style:style>
    <style:style style:name="P2" style:family="paragraph" style:parent-style-name="Standard">
      <style:text-properties fo:font-size="22pt" fo:font-weight="bold" officeooo:rsid="0011c749" officeooo:paragraph-rsid="0011c749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1pt" fo:font-weight="normal" officeooo:rsid="00139fac" officeooo:paragraph-rsid="00139fac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147a15" officeooo:paragraph-rsid="00147a15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bold" officeooo:rsid="00139fac" officeooo:paragraph-rsid="00139fac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0147a15" officeooo:paragraph-rsid="00147a15" style:font-size-asian="9.60000038146973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ligationssanleihen</text:p>
      <text:p text:style-name="P2"/>
      <text:p text:style-name="P5">Wie funktioniert eine Obligationsanleihe</text:p>
      <text:p text:style-name="P3">Der Anleihenschuldner verpflichtet dem Inhaber der Obligation auf den Gelbetrag einen meist jährlichen Zins zu berzahlen. Und den Geldbetrag nachz ablauf der vereinbarten Frist zurückzubezahlen.</text:p>
      <text:p text:style-name="P3"/>
      <text:p text:style-name="P3"/>
      <text:p text:style-name="P6">Variabeln</text:p>
      <text:p text:style-name="P4">P <text:s/>= <text:s/>Wert</text:p>
      <text:p text:style-name="P4">C = Coupon</text:p>
      <text:p text:style-name="P4">r = ?Zins? - satz</text:p>
      <text:p text:style-name="P4">T = Zeit</text:p>
      <text:p text:style-name="P4">N <text:s text:c="2"/>= NennWert Obligation</text:p>
      <text:p text:style-name="P4"/>
      <text:p text:style-name="P4">P = C + (1+r) / C + (1+ r)^2 / C+ ... + (1+ r)^T / C + <text:s/>(1+ r)^T / 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2S</meta:editing-duration>
    <meta:editing-cycles>3</meta:editing-cycles>
    <meta:generator>LibreOffice/5.2.4.2$Windows_x86 LibreOffice_project/3d5603e1122f0f102b62521720ab13a38a4e0eb0</meta:generator>
    <dc:date>2017-01-29T17:17:32.253000000</dc:date>
    <meta:document-statistic meta:table-count="0" meta:image-count="0" meta:object-count="0" meta:page-count="1" meta:paragraph-count="10" meta:word-count="72" meta:character-count="401" meta:non-whitespace-character-count="334"/>
    <meta:user-defined meta:name="Info 1"/>
    <meta:user-defined meta:name="Info 2"/>
    <meta:user-defined meta:name="Info 3"/>
    <meta:user-defined meta:name="Info 4"/>
  </office:meta>
</office:document-meta>
</file>